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7%"/>
    </style:style>
    <style:style style:name="P2" style:family="paragraph" style:parent-style-name="Standard">
      <style:text-properties fo:font-size="18pt" officeooo:rsid="0015e6bd" officeooo:paragraph-rsid="0015e6bd" style:font-size-asian="15.75pt" style:font-size-complex="18pt"/>
    </style:style>
    <style:style style:name="P3" style:family="paragraph" style:parent-style-name="Standard">
      <style:text-properties fo:font-size="18pt" fo:font-weight="bold" officeooo:rsid="0015e6bd" officeooo:paragraph-rsid="0015e6b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2pt" fo:font-weight="bold" officeooo:rsid="0015e6bd" officeooo:paragraph-rsid="0015e6b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5e6bd" officeooo:paragraph-rsid="0015e6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officeooo:paragraph-rsid="0015e6bd"/>
    </style:style>
    <style:style style:name="T1" style:family="text">
      <style:text-properties style:font-name="Courier New" fo:font-size="18pt" style:font-size-asian="18pt" style:font-name-complex="Courier New1" style:font-size-complex="18pt"/>
    </style:style>
    <style:style style:name="T2" style:family="text">
      <style:text-properties style:font-name="Courier New" fo:font-size="18pt" officeooo:rsid="0015e6bd" style:font-size-asian="15.75pt" style:font-name-complex="Courier New1" style:font-size-complex="18pt"/>
    </style:style>
    <style:style style:name="T3" style:family="text">
      <style:text-properties style:font-name="Courier New" fo:font-weight="bold" style:font-weight-asian="bold" style:font-name-complex="Courier New1" style:font-weight-complex="bold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style:text-underline-style="solid" style:text-underline-width="auto" style:text-underline-color="font-color" fo:font-weight="bold" style:font-weight-asian="bold" style:font-name-complex="Courier New1" style:font-weight-complex="bold"/>
    </style:style>
    <style:style style:name="T6" style:family="text">
      <style:text-properties style:font-name="Courier New" style:text-underline-style="solid" style:text-underline-type="double" style:text-underline-width="auto" style:text-underline-color="font-color" style:font-name-complex="Courier New1"/>
    </style:style>
    <style:style style:name="T7" style:family="text">
      <style:text-properties style:font-name="Courier New" style:text-underline-style="dotted" style:text-underline-width="auto" style:text-underline-color="font-color" style:font-name-complex="Courier New1"/>
    </style:style>
    <style:style style:name="T8" style:family="text">
      <style:text-properties style:font-name="Courier New" style:text-underline-style="none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EXAMEN UD4</text:span></text:p>
      <text:p text:style-name="P2"><text:span text:style-name="T4"/></text:p>
      <text:p text:style-name="P3"><text:span text:style-name="T4">EJERCICIO 2</text:span></text:p>
      <text:p text:style-name="P3"><text:span text:style-name="T4"/></text:p>
      <text:p text:style-name="P4"><text:span text:style-name="T4">1. Transformación de entidades y atributos</text:span></text:p>
      <text:p text:style-name="P5"><text:span text:style-name="T4"/></text:p>
      <text:p text:style-name="P5"><text:span text:style-name="T4">Empleados (</text:span><text:span text:style-name="T5">#id</text:span><text:span text:style-name="T4">, nombre, </text:span><text:span text:style-name="T6">cod_empleado</text:span><text:span text:style-name="T4">, </text:span><text:span text:style-name="T6">email</text:span><text:span text:style-name="T4">, </text:span><text:span text:style-name="T6">dni</text:span><text:span text:style-name="T4">, cargo)</text:span></text:p>
      <text:p text:style-name="P5"><text:span text:style-name="T4"/></text:p>
      <text:p text:style-name="P5"><text:span text:style-name="T4">Citas (</text:span><text:span text:style-name="T5">#id</text:span><text:span text:style-name="T4">, fecha_reg, </text:span><text:span text:style-name="T6">num_orden</text:span><text:span text:style-name="T4">, fecha, hora, síntomas)</text:span></text:p>
      <text:p text:style-name="P5"><text:span text:style-name="T4"/></text:p>
      <text:p text:style-name="P5"><text:span text:style-name="T4">Pacientes (</text:span><text:span text:style-name="T5">#id</text:span><text:span text:style-name="T4">, </text:span><text:span text:style-name="T6">dni</text:span><text:span text:style-name="T4">, teléfono, nombre, género, </text:span><text:span text:style-name="T6">nhusa</text:span><text:span text:style-name="T4">)</text:span></text:p>
      <text:p text:style-name="P5"><text:span text:style-name="T4"/></text:p>
      <text:p text:style-name="P5"><text:span text:style-name="T4">Ingresos (</text:span><text:span text:style-name="T5">#id</text:span><text:span text:style-name="T4">, fecha_ing, fecha_alta, síntomas, </text:span><text:span text:style-name="T6">num_cama</text:span><text:span text:style-name="T4">, </text:span><text:span text:style-name="T8">num_hab, num_planta</text:span><text:span text:style-name="T4">)</text:span></text:p>
      <text:p text:style-name="P5"><text:span text:style-name="T4"/></text:p>
      <text:p text:style-name="P5"><text:span text:style-name="T4">Doctores (</text:span><text:span text:style-name="T5">#id</text:span><text:span text:style-name="T4">, nombre, </text:span><text:span text:style-name="T6">num_colegiado</text:span><text:span text:style-name="T4">, cargo, especialidad, </text:span><text:span text:style-name="T6">email</text:span><text:span text:style-name="T4">)</text:span></text:p>
      <text:p text:style-name="P5"><text:span text:style-name="T4"/></text:p>
      <text:p text:style-name="P5"><text:span text:style-name="T4">Días_semana (</text:span><text:span text:style-name="T5">#id</text:span><text:span text:style-name="T4">, dia_semana)</text:span></text:p>
      <text:p text:style-name="P5"><text:span text:style-name="T4"/></text:p>
      <text:p text:style-name="P5"><text:span text:style-name="T4"/></text:p>
      <text:p text:style-name="P4"><text:span text:style-name="T4"/></text:p>
      <text:p text:style-name="P4"><text:span text:style-name="T4">2. Transformación de relaciones M:N</text:span></text:p>
      <text:p text:style-name="P5"><text:span text:style-name="T4"/></text:p>
      <text:p text:style-name="P5"><text:span text:style-name="T4">Empleados (</text:span><text:span text:style-name="T5">#id</text:span><text:span text:style-name="T4">, nombre, </text:span><text:span text:style-name="T6">cod_empleado</text:span><text:span text:style-name="T4">, </text:span><text:span text:style-name="T6">email</text:span><text:span text:style-name="T4">, </text:span><text:span text:style-name="T6">dni</text:span><text:span text:style-name="T4">, cargo)</text:span></text:p>
      <text:p text:style-name="P5"><text:span text:style-name="T4"/></text:p>
      <text:p text:style-name="P5"><text:span text:style-name="T4">Citas (</text:span><text:span text:style-name="T5">#id</text:span><text:span text:style-name="T4">, fecha_reg, </text:span><text:span text:style-name="T6">num_orden</text:span><text:span text:style-name="T4">, fecha, hora, síntomas)</text:span></text:p>
      <text:p text:style-name="P5"><text:span text:style-name="T4"/></text:p>
      <text:p text:style-name="P5"><text:span text:style-name="T4">Pacientes (</text:span><text:span text:style-name="T5">#id</text:span><text:span text:style-name="T4">, </text:span><text:span text:style-name="T6">dni</text:span><text:span text:style-name="T4">, teléfono, nombre, género, </text:span><text:span text:style-name="T6">nhusa</text:span><text:span text:style-name="T4">)</text:span></text:p>
      <text:p text:style-name="P5"><text:span text:style-name="T4"/></text:p>
      <text:p text:style-name="P5"><text:span text:style-name="T4">Ingresos (</text:span><text:span text:style-name="T5">#id</text:span><text:span text:style-name="T4">, fecha_ing, fecha_alta, síntomas, </text:span><text:span text:style-name="T6">num_cama</text:span><text:span text:style-name="T4">, </text:span><text:span text:style-name="T8">num_hab, num_planta</text:span><text:span text:style-name="T4">)</text:span></text:p>
      <text:p text:style-name="P5"><text:span text:style-name="T4"/></text:p>
      <text:p text:style-name="P5"><text:span text:style-name="T4">Doctores (</text:span><text:span text:style-name="T5">#id</text:span><text:span text:style-name="T4">, nombre, </text:span><text:span text:style-name="T6">num_colegiado</text:span><text:span text:style-name="T4">, cargo, especialidad, </text:span><text:span text:style-name="T6">email</text:span><text:span text:style-name="T4">)</text:span></text:p>
      <text:p text:style-name="P5"><text:span text:style-name="T4"/></text:p>
      <text:p text:style-name="P5"><text:span text:style-name="T4">Días_semana (</text:span><text:span text:style-name="T5">#id</text:span><text:span text:style-name="T4">, dia_semana)</text:span></text:p>
      <text:p text:style-name="P5"><text:span text:style-name="T4"/></text:p>
      <text:p text:style-name="P5"><text:span text:style-name="T4">Ingreso_Doctores (</text:span><text:span text:style-name="T5">#id_ingreso, #id_doctor</text:span><text:span text:style-name="T4">, fecha, hora, tratamiento, diagnóstico)</text:span></text:p>
      <text:p text:style-name="P5"><text:span text:style-name="T4"><text:s text:c="3"/>id_ingreso → ingresos (MC, BR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>Doctores_Dia (</text:span><text:span text:style-name="T5">#id_doctor, #id_dia</text:span><text:span text:style-name="T4">, hora_inicio, hora_fin, cupo)</text:span></text:p>
      <text:p text:style-name="P5"><text:span text:style-name="T4"><text:s text:c="3"/>id_doctor → doctores (MC, BR)</text:span></text:p>
      <text:p text:style-name="P5"><text:span text:style-name="T4"><text:s text:c="3"/>id_dia → días (MC, BR)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4"><text:span text:style-name="T4">3. Transformación de relaciones 1:N</text:span></text:p>
      <text:p text:style-name="P5"><text:span text:style-name="T4"/></text:p>
      <text:p text:style-name="P5"><text:span text:style-name="T4">Empleados (</text:span><text:span text:style-name="T5">#id</text:span><text:span text:style-name="T4">, nombre, </text:span><text:span text:style-name="T6">cod_empleado</text:span><text:span text:style-name="T4">, </text:span><text:span text:style-name="T6">email</text:span><text:span text:style-name="T4">, </text:span><text:span text:style-name="T6">dni</text:span><text:span text:style-name="T4">, cargo)</text:span></text:p>
      <text:p text:style-name="P5"><text:span text:style-name="T4"/></text:p>
      <text:p text:style-name="P5"><text:span text:style-name="T4">Pacientes (</text:span><text:span text:style-name="T5">#id</text:span><text:span text:style-name="T4">, </text:span><text:span text:style-name="T6">dni</text:span><text:span text:style-name="T4">, teléfono, nombre, género, </text:span><text:span text:style-name="T6">nhusa</text:span><text:span text:style-name="T4">)</text:span></text:p>
      <text:p text:style-name="P5"><text:span text:style-name="T4"/></text:p>
      <text:p text:style-name="P5"><text:span text:style-name="T4">Doctores (</text:span><text:span text:style-name="T5">#id</text:span><text:span text:style-name="T4">, nombre, </text:span><text:span text:style-name="T6">num_colegiado</text:span><text:span text:style-name="T4">, cargo, especialidad, </text:span><text:span text:style-name="T6">email</text:span><text:span text:style-name="T4">)</text:span></text:p>
      <text:p text:style-name="P5"><text:span text:style-name="T4"/></text:p>
      <text:p text:style-name="P5"><text:span text:style-name="T4">Días_semana (</text:span><text:span text:style-name="T5">#id</text:span><text:span text:style-name="T4">, dia_semana)</text:span></text:p>
      <text:p text:style-name="P5"><text:span text:style-name="T4"/></text:p>
      <text:p text:style-name="P5"><text:span text:style-name="T4">Ingreso_Doctores (</text:span><text:span text:style-name="T5">#id_ingreso, #id_doctor</text:span><text:span text:style-name="T4">, fecha, hora, tratamiento, diagnóstico)</text:span></text:p>
      <text:p text:style-name="P5"><text:span text:style-name="T4"><text:s text:c="3"/>id_ingreso → ingresos (MC, BR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>Doctores_Dia (</text:span><text:span text:style-name="T5">#id_doctor, #id_dia</text:span><text:span text:style-name="T4">, hora_inicio, hora_fin, cupo)</text:span></text:p>
      <text:p text:style-name="P5"><text:span text:style-name="T4"><text:s text:c="3"/>id_doctor → doctores (MC, BR)</text:span></text:p>
      <text:p text:style-name="P5"><text:span text:style-name="T4"><text:s text:c="3"/>id_dia → días (MC, BR)</text:span></text:p>
      <text:p text:style-name="P5"><text:span text:style-name="T4"/></text:p>
      <text:p text:style-name="P5"><text:span text:style-name="T4">Citas (</text:span><text:span text:style-name="T5">#id</text:span><text:span text:style-name="T4">, fecha_reg, </text:span><text:span text:style-name="T6">num_orden</text:span><text:span text:style-name="T4">, fecha, hora, síntomas, </text:span><text:span text:style-name="T7">id_empleado</text:span><text:span text:style-name="T4">, </text:span><text:span text:style-name="T7">id_ paciente</text:span><text:span text:style-name="T8">, </text:span><text:span text:style-name="T7">id_doctor</text:span><text:span text:style-name="T4">)</text:span></text:p>
      <text:p text:style-name="P5"><text:span text:style-name="T4"><text:s text:c="3"/>id_empleado → empleados (MC, BR)</text:span></text:p>
      <text:p text:style-name="P5"><text:span text:style-name="T4"><text:s text:c="3"/>id_paciente → pacientes (MC, BR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>Ingresos (</text:span><text:span text:style-name="T5">#id</text:span><text:span text:style-name="T4">, fecha_ing, fecha_alta, síntomas, </text:span><text:span text:style-name="T6">num_cama</text:span><text:span text:style-name="T4">, num_planta, </text:span><text:span text:style-name="T8">num_hab, </text:span><text:span text:style-name="T7">id_paciente</text:span><text:span text:style-name="T4">)</text:span></text:p>
      <text:p text:style-name="P5"><text:span text:style-name="T4"><text:s text:c="3"/>id_paciente → pacientes (MC, BR)</text:span></text:p>
      <text:p text:style-name="P5"><text:span text:style-name="T4"/></text:p>
      <text:p text:style-name="P5"><text:span text:style-name="T4">Ingresos_Doctores (</text:span><text:span text:style-name="T5">#id_ingreso</text:span><text:span text:style-name="T4">, </text:span><text:span text:style-name="T7">id_doctor</text:span><text:span text:style-name="T4">)</text:span></text:p>
      <text:p text:style-name="P5"><text:span text:style-name="T4"><text:s text:c="3"/>id_ingreso → <text:s/>ingresos (MC, BC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/></text:p>
      <text:p text:style-name="P4"><text:span text:style-name="T4">4. Modelo relacional definitivo</text:span></text:p>
      <text:p text:style-name="P5"><text:span text:style-name="T4"/></text:p>
      <text:p text:style-name="P5"><text:span text:style-name="T4">Empleados (</text:span><text:span text:style-name="T5">#id</text:span><text:span text:style-name="T4">, nombre, </text:span><text:span text:style-name="T6">cod_empleado</text:span><text:span text:style-name="T4">, </text:span><text:span text:style-name="T6">email</text:span><text:span text:style-name="T4">, </text:span><text:span text:style-name="T6">dni</text:span><text:span text:style-name="T4">, cargo)</text:span></text:p>
      <text:p text:style-name="P5"><text:span text:style-name="T4"/></text:p>
      <text:p text:style-name="P5"><text:span text:style-name="T4">Pacientes (</text:span><text:span text:style-name="T5">#id</text:span><text:span text:style-name="T4">, </text:span><text:span text:style-name="T6">dni</text:span><text:span text:style-name="T4">, teléfono, nombre, género, </text:span><text:span text:style-name="T6">nhusa</text:span><text:span text:style-name="T4">)</text:span></text:p>
      <text:p text:style-name="P5"><text:span text:style-name="T4"/></text:p>
      <text:p text:style-name="P5"><text:span text:style-name="T4">Doctores (</text:span><text:span text:style-name="T5">#id</text:span><text:span text:style-name="T4">, nombre, </text:span><text:span text:style-name="T6">num_colegiado</text:span><text:span text:style-name="T4">, cargo, especialidad, </text:span><text:span text:style-name="T6">email</text:span><text:span text:style-name="T4">)</text:span></text:p>
      <text:p text:style-name="P5"><text:span text:style-name="T4"/></text:p>
      <text:p text:style-name="P5"><text:span text:style-name="T4">Días_semana (</text:span><text:span text:style-name="T5">#id</text:span><text:span text:style-name="T4">, dia_semana)</text:span></text:p>
      <text:p text:style-name="P5"><text:span text:style-name="T4"/></text:p>
      <text:p text:style-name="P5"><text:span text:style-name="T4">Ingreso_Doctores (</text:span><text:span text:style-name="T5">#id_ingreso, #id_doctor</text:span><text:span text:style-name="T4">, fecha, hora, tratamiento, diagnóstico)</text:span></text:p>
      <text:p text:style-name="P5"><text:span text:style-name="T4"><text:s text:c="3"/>id_ingreso → ingresos (MC, BR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>Doctores_Dia (</text:span><text:span text:style-name="T5">#id_doctor, #id_dia</text:span><text:span text:style-name="T4">, hora_inicio, hora_fin, cupo)</text:span></text:p>
      <text:p text:style-name="P5"><text:span text:style-name="T4"><text:s text:c="3"/>id_doctor → doctores (MC, BR)</text:span></text:p>
      <text:p text:style-name="P5"><text:soft-page-break/><text:span text:style-name="T4"><text:s text:c="3"/>id_dia → días (MC, BR)</text:span></text:p>
      <text:p text:style-name="P5"><text:span text:style-name="T4"/></text:p>
      <text:p text:style-name="P5"><text:span text:style-name="T4">Citas (</text:span><text:span text:style-name="T5">#id</text:span><text:span text:style-name="T4">, fecha_reg, </text:span><text:span text:style-name="T6">num_orden</text:span><text:span text:style-name="T4">, fecha, hora, síntomas, </text:span><text:span text:style-name="T7">id_empleado</text:span><text:span text:style-name="T4">, </text:span><text:span text:style-name="T7">id_ paciente</text:span><text:span text:style-name="T8">, </text:span><text:span text:style-name="T7">id_doctor</text:span><text:span text:style-name="T4">)</text:span></text:p>
      <text:p text:style-name="P5"><text:span text:style-name="T4"><text:s text:c="3"/>id_empleado → empleados (MC, BR)</text:span></text:p>
      <text:p text:style-name="P5"><text:span text:style-name="T4"><text:s text:c="3"/>id_paciente → pacientes (MC, BR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>Ingresos (</text:span><text:span text:style-name="T5">#id</text:span><text:span text:style-name="T4">, fecha_ing, fecha_alta, síntomas, </text:span><text:span text:style-name="T6">num_cama</text:span><text:span text:style-name="T4">, num_planta, </text:span><text:span text:style-name="T8">num_hab, </text:span><text:span text:style-name="T7">id_paciente</text:span><text:span text:style-name="T4">)</text:span></text:p>
      <text:p text:style-name="P5"><text:span text:style-name="T4"><text:s text:c="3"/>id_paciente → pacientes (MC, BR)</text:span></text:p>
      <text:p text:style-name="P5"><text:span text:style-name="T4"/></text:p>
      <text:p text:style-name="P5"><text:span text:style-name="T4">Ingresos_Doctores (</text:span><text:span text:style-name="T5">#id_ingreso</text:span><text:span text:style-name="T4">, </text:span><text:span text:style-name="T7">id_doctor</text:span><text:span text:style-name="T4">)</text:span></text:p>
      <text:p text:style-name="P5"><text:span text:style-name="T4"><text:s text:c="3"/>id_ingreso → <text:s/>ingresos (MC, BC)</text:span></text:p>
      <text:p text:style-name="P5"><text:span text:style-name="T4"><text:s text:c="3"/>id_doctor → doctores (MC, BR)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5T11:40:38.021000000</dc:date>
    <meta:editing-duration>PT27M6S</meta:editing-duration>
    <meta:editing-cycles>1</meta:editing-cycles>
    <meta:document-statistic meta:table-count="0" meta:image-count="0" meta:object-count="0" meta:page-count="3" meta:paragraph-count="62" meta:word-count="355" meta:character-count="2902" meta:non-whitespace-character-count="2535"/>
    <meta:generator>LibreOffice/7.5.6.2$Windows_X86_64 LibreOffice_project/f654817fb68d6d4600d7d2f6b647e47729f55f15</meta:generator>
  </office:meta>
</office:document-meta>
</file>